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putTemp</text:p>
          </table:table-cell>
          <table:table-cell office:value-type="string" calcext:value-type="string">
            <text:p>Output %</text:p>
          </table:table-cell>
          <table:table-cell office:value-type="string" calcext:value-type="string">
            <text:p>Setpoint</text:p>
          </table:table-cell>
        </table:table-row>
        <table:table-row table:style-name="ro1">
          <table:table-cell office:value-type="float" office:value="71.27" calcext:value-type="float">
            <text:p>71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26" calcext:value-type="float">
            <text:p>71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36" calcext:value-type="float">
            <text:p>71.3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62" calcext:value-type="float">
            <text:p>71.6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0.96" calcext:value-type="float">
            <text:p>70.9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08" calcext:value-type="float">
            <text:p>71.0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39" calcext:value-type="float">
            <text:p>71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3.26" calcext:value-type="float">
            <text:p>73.2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2.67" calcext:value-type="float">
            <text:p>72.6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3.08" calcext:value-type="float">
            <text:p>73.0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4.64" calcext:value-type="float">
            <text:p>74.6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6.89" calcext:value-type="float">
            <text:p>76.8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7.49" calcext:value-type="float">
            <text:p>77.4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8.99" calcext:value-type="float">
            <text:p>78.9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0.29" calcext:value-type="float">
            <text:p>80.2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0.77" calcext:value-type="float">
            <text:p>80.7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2.38" calcext:value-type="float">
            <text:p>82.3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4.36" calcext:value-type="float">
            <text:p>84.3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6.12" calcext:value-type="float">
            <text:p>86.1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8.89" calcext:value-type="float">
            <text:p>88.8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9.67" calcext:value-type="float">
            <text:p>89.6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1.16" calcext:value-type="float">
            <text:p>91.1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2.58" calcext:value-type="float">
            <text:p>92.5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4.53" calcext:value-type="float">
            <text:p>94.5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6.48" calcext:value-type="float">
            <text:p>96.4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6.57" calcext:value-type="float">
            <text:p>96.5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9.36" calcext:value-type="float">
            <text:p>99.3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0.71" calcext:value-type="float">
            <text:p>100.7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2.03" calcext:value-type="float">
            <text:p>102.0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3.86" calcext:value-type="float">
            <text:p>103.8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6.93" calcext:value-type="float">
            <text:p>106.9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1.87" calcext:value-type="float">
            <text:p>111.8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3.02" calcext:value-type="float">
            <text:p>113.0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4.73" calcext:value-type="float">
            <text:p>114.7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6.22" calcext:value-type="float">
            <text:p>116.2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7.82" calcext:value-type="float">
            <text:p>117.8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0.02" calcext:value-type="float">
            <text:p>120.0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1.33" calcext:value-type="float">
            <text:p>121.3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3.23" calcext:value-type="float">
            <text:p>123.2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4.53" calcext:value-type="float">
            <text:p>124.5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7.44" calcext:value-type="float">
            <text:p>127.4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.93" calcext:value-type="float">
            <text:p>128.9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0.85" calcext:value-type="float">
            <text:p>130.8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2.48" calcext:value-type="float">
            <text:p>132.4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4.51" calcext:value-type="float">
            <text:p>134.5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5.62" calcext:value-type="float">
            <text:p>135.6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7.48" calcext:value-type="float">
            <text:p>137.4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39.11" calcext:value-type="float">
            <text:p>139.1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0.39" calcext:value-type="float">
            <text:p>140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2.19" calcext:value-type="float">
            <text:p>142.1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3.74" calcext:value-type="float">
            <text:p>143.7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5.28" calcext:value-type="float">
            <text:p>145.2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6.85" calcext:value-type="float">
            <text:p>146.8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49.78" calcext:value-type="float">
            <text:p>149.7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1.72" calcext:value-type="float">
            <text:p>151.7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3.24" calcext:value-type="float">
            <text:p>153.2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6.45" calcext:value-type="float">
            <text:p>156.4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8.24" calcext:value-type="float">
            <text:p>158.2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59.39" calcext:value-type="float">
            <text:p>159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1.61" calcext:value-type="float">
            <text:p>161.6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3.13" calcext:value-type="float">
            <text:p>163.1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3.79" calcext:value-type="float">
            <text:p>163.7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5.67" calcext:value-type="float">
            <text:p>165.6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7.29" calcext:value-type="float">
            <text:p>167.2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8.71" calcext:value-type="float">
            <text:p>168.7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0.15" calcext:value-type="float">
            <text:p>170.1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3.02" calcext:value-type="float">
            <text:p>173.0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4.97" calcext:value-type="float">
            <text:p>174.9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7.58" calcext:value-type="float">
            <text:p>177.5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9.28" calcext:value-type="float">
            <text:p>179.2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0.27" calcext:value-type="float">
            <text:p>180.2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1.97" calcext:value-type="float">
            <text:p>181.9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6.55" calcext:value-type="float">
            <text:p>186.5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7.32" calcext:value-type="float">
            <text:p>187.3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89.91" calcext:value-type="float">
            <text:p>189.9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0.68" calcext:value-type="float">
            <text:p>190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1.53" calcext:value-type="float">
            <text:p>191.5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3.95" calcext:value-type="float">
            <text:p>193.9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4.98" calcext:value-type="float">
            <text:p>194.9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6.74" calcext:value-type="float">
            <text:p>196.7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8.22" calcext:value-type="float">
            <text:p>198.2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99.37" calcext:value-type="float">
            <text:p>199.3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1.22" calcext:value-type="float">
            <text:p>201.2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2.05" calcext:value-type="float">
            <text:p>202.0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3.46" calcext:value-type="float">
            <text:p>203.4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5.52" calcext:value-type="float">
            <text:p>205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6.32" calcext:value-type="float">
            <text:p>206.3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.46" calcext:value-type="float">
            <text:p>208.4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94" calcext:value-type="float">
            <text:p>210.9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64" calcext:value-type="float">
            <text:p>212.6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57" calcext:value-type="float">
            <text:p>213.5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51" calcext:value-type="float">
            <text:p>215.5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6.19" calcext:value-type="float">
            <text:p>216.1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.56" calcext:value-type="float">
            <text:p>217.5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23" calcext:value-type="float">
            <text:p>219.2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72" calcext:value-type="float">
            <text:p>219.7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56" calcext:value-type="float">
            <text:p>221.5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3.57" calcext:value-type="float">
            <text:p>223.5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6.14" calcext:value-type="float">
            <text:p>226.1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66" calcext:value-type="float">
            <text:p>227.6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8.63" calcext:value-type="float">
            <text:p>228.6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0.38" calcext:value-type="float">
            <text:p>230.3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1.41" calcext:value-type="float">
            <text:p>231.4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77" calcext:value-type="float">
            <text:p>232.7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73" calcext:value-type="float">
            <text:p>234.7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5.25" calcext:value-type="float">
            <text:p>235.2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3" calcext:value-type="float">
            <text:p>237.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91" calcext:value-type="float">
            <text:p>237.9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.39" calcext:value-type="float">
            <text:p>240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.77" calcext:value-type="float">
            <text:p>240.7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2.36" calcext:value-type="float">
            <text:p>242.3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3.91" calcext:value-type="float">
            <text:p>243.9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5.11" calcext:value-type="float">
            <text:p>245.1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5.85" calcext:value-type="float">
            <text:p>245.8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7.11" calcext:value-type="float">
            <text:p>247.1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9.56" calcext:value-type="float">
            <text:p>249.5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1.79" calcext:value-type="float">
            <text:p>251.7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3.55" calcext:value-type="float">
            <text:p>253.5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04" calcext:value-type="float">
            <text:p>255.0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9" calcext:value-type="float">
            <text:p>255.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7.09" calcext:value-type="float">
            <text:p>257.0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57" calcext:value-type="float">
            <text:p>258.5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9.72" calcext:value-type="float">
            <text:p>259.7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1.79" calcext:value-type="float">
            <text:p>261.7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4.27" calcext:value-type="float">
            <text:p>264.2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3.95" calcext:value-type="float">
            <text:p>263.9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76" calcext:value-type="float">
            <text:p>265.7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6.64" calcext:value-type="float">
            <text:p>266.6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.48" calcext:value-type="float">
            <text:p>268.4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0.05" calcext:value-type="float">
            <text:p>270.0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0.34" calcext:value-type="float">
            <text:p>270.3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1.45" calcext:value-type="float">
            <text:p>271.4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2.75" calcext:value-type="float">
            <text:p>272.7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3.98" calcext:value-type="float">
            <text:p>273.9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5.99" calcext:value-type="float">
            <text:p>275.9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83" calcext:value-type="float">
            <text:p>276.8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58" calcext:value-type="float">
            <text:p>279.5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91" calcext:value-type="float">
            <text:p>279.9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.64" calcext:value-type="float">
            <text:p>281.6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2.68" calcext:value-type="float">
            <text:p>282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4.69" calcext:value-type="float">
            <text:p>284.6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.9" calcext:value-type="float">
            <text:p>286.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8.78" calcext:value-type="float">
            <text:p>288.7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8.51" calcext:value-type="float">
            <text:p>288.5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0.65" calcext:value-type="float">
            <text:p>290.6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2.73" calcext:value-type="float">
            <text:p>292.7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24" calcext:value-type="float">
            <text:p>293.2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5.21" calcext:value-type="float">
            <text:p>295.2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6.04" calcext:value-type="float">
            <text:p>296.0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8.91" calcext:value-type="float">
            <text:p>298.9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0.33" calcext:value-type="float">
            <text:p>300.3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19" calcext:value-type="float">
            <text:p>302.1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3.61" calcext:value-type="float">
            <text:p>303.6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5.05" calcext:value-type="float">
            <text:p>305.0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6.33" calcext:value-type="float">
            <text:p>306.3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17" calcext:value-type="float">
            <text:p>307.1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8.9" calcext:value-type="float">
            <text:p>308.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0.63" calcext:value-type="float">
            <text:p>310.6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1.65" calcext:value-type="float">
            <text:p>311.6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3.27" calcext:value-type="float">
            <text:p>313.2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4.84" calcext:value-type="float">
            <text:p>314.8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22" calcext:value-type="float">
            <text:p>316.2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52" calcext:value-type="float">
            <text:p>316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0.74" calcext:value-type="float">
            <text:p>320.7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1.25" calcext:value-type="float">
            <text:p>321.2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2.53" calcext:value-type="float">
            <text:p>322.5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3.54" calcext:value-type="float">
            <text:p>323.5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4.52" calcext:value-type="float">
            <text:p>324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6.13" calcext:value-type="float">
            <text:p>326.1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8.39" calcext:value-type="float">
            <text:p>328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9.39" calcext:value-type="float">
            <text:p>329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0.42" calcext:value-type="float">
            <text:p>330.4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1.99" calcext:value-type="float">
            <text:p>331.9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3.69" calcext:value-type="float">
            <text:p>333.6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83" calcext:value-type="float">
            <text:p>334.8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6.07" calcext:value-type="float">
            <text:p>336.0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7.38" calcext:value-type="float">
            <text:p>337.3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8.52" calcext:value-type="float">
            <text:p>338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0.59" calcext:value-type="float">
            <text:p>340.5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12" calcext:value-type="float">
            <text:p>342.1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47" calcext:value-type="float">
            <text:p>342.4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3.54" calcext:value-type="float">
            <text:p>343.5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4.88" calcext:value-type="float">
            <text:p>344.8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7.22" calcext:value-type="float">
            <text:p>347.2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7.49" calcext:value-type="float">
            <text:p>347.4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9.53" calcext:value-type="float">
            <text:p>349.5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2.14" calcext:value-type="float">
            <text:p>352.1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2.26" calcext:value-type="float">
            <text:p>352.2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7.05" calcext:value-type="float">
            <text:p>357.0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52" calcext:value-type="float">
            <text:p>359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0.49" calcext:value-type="float">
            <text:p>360.4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0.44" calcext:value-type="float">
            <text:p>360.4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1.68" calcext:value-type="float">
            <text:p>361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5.52" calcext:value-type="float">
            <text:p>365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7.34" calcext:value-type="float">
            <text:p>367.3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7.78" calcext:value-type="float">
            <text:p>367.7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8.59" calcext:value-type="float">
            <text:p>368.5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0.19" calcext:value-type="float">
            <text:p>370.1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4.35" calcext:value-type="float">
            <text:p>374.3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7.23" calcext:value-type="float">
            <text:p>377.2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6.73" calcext:value-type="float">
            <text:p>376.7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6.76" calcext:value-type="float">
            <text:p>376.7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8.79" calcext:value-type="float">
            <text:p>378.7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0.43" calcext:value-type="float">
            <text:p>380.4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27" calcext:value-type="float">
            <text:p>381.2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2.1" calcext:value-type="float">
            <text:p>382.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4.11" calcext:value-type="float">
            <text:p>384.1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5.7" calcext:value-type="float">
            <text:p>385.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8.68" calcext:value-type="float">
            <text:p>388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0.58" calcext:value-type="float">
            <text:p>390.5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2.49" calcext:value-type="float">
            <text:p>392.4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2.76" calcext:value-type="float">
            <text:p>392.7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3.84" calcext:value-type="float">
            <text:p>393.8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44" calcext:value-type="float">
            <text:p>394.4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5.68" calcext:value-type="float">
            <text:p>395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5.68" calcext:value-type="float">
            <text:p>395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1.27" calcext:value-type="float">
            <text:p>401.27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2.82" calcext:value-type="float">
            <text:p>402.8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5.42" calcext:value-type="float">
            <text:p>405.4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5.49" calcext:value-type="float">
            <text:p>405.4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9.61" calcext:value-type="float">
            <text:p>409.6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0.33" calcext:value-type="float">
            <text:p>410.3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0.18" calcext:value-type="float">
            <text:p>410.1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2.6" calcext:value-type="float">
            <text:p>412.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2.43" calcext:value-type="float">
            <text:p>412.4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3.52" calcext:value-type="float">
            <text:p>413.5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3.4" calcext:value-type="float">
            <text:p>413.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3.4" calcext:value-type="float">
            <text:p>413.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8.2" calcext:value-type="float">
            <text:p>418.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1.39" calcext:value-type="float">
            <text:p>421.3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2.59" calcext:value-type="float">
            <text:p>422.59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6.58" calcext:value-type="float">
            <text:p>426.5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8.18" calcext:value-type="float">
            <text:p>428.1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8.58" calcext:value-type="float">
            <text:p>428.5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9.1" calcext:value-type="float">
            <text:p>429.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1.84" calcext:value-type="float">
            <text:p>431.8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9.5" calcext:value-type="float">
            <text:p>429.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3.26" calcext:value-type="float">
            <text:p>433.2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2.75" calcext:value-type="float">
            <text:p>432.7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5.83" calcext:value-type="float">
            <text:p>435.83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9.32" calcext:value-type="float">
            <text:p>439.3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6.75" calcext:value-type="float">
            <text:p>436.7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9.32" calcext:value-type="float">
            <text:p>439.32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3.95" calcext:value-type="float">
            <text:p>443.95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8.06" calcext:value-type="float">
            <text:p>448.06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.74" calcext:value-type="float">
            <text:p>454.74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2.68" calcext:value-type="float">
            <text:p>452.68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3.71" calcext:value-type="float">
            <text:p>453.71</text:p>
          </table:table-cell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5.77" calcext:value-type="float">
            <text:p>455.77</text:p>
          </table:table-cell>
          <table:table-cell office:value-type="float" office:value="98.72" calcext:value-type="float">
            <text:p>98.7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96.69" calcext:value-type="float">
            <text:p>96.6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97.5" calcext:value-type="float">
            <text:p>97.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28" calcext:value-type="float">
            <text:p>456.28</text:p>
          </table:table-cell>
          <table:table-cell office:value-type="float" office:value="97.79" calcext:value-type="float">
            <text:p>97.7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28" calcext:value-type="float">
            <text:p>456.28</text:p>
          </table:table-cell>
          <table:table-cell office:value-type="float" office:value="97.77" calcext:value-type="float">
            <text:p>97.7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96.58" calcext:value-type="float">
            <text:p>96.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9.11" calcext:value-type="float">
            <text:p>459.11</text:p>
          </table:table-cell>
          <table:table-cell office:value-type="float" office:value="93.01" calcext:value-type="float">
            <text:p>93.0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2.65" calcext:value-type="float">
            <text:p>462.65</text:p>
          </table:table-cell>
          <table:table-cell office:value-type="float" office:value="88.21" calcext:value-type="float">
            <text:p>88.2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1.24" calcext:value-type="float">
            <text:p>461.24</text:p>
          </table:table-cell>
          <table:table-cell office:value-type="float" office:value="89.23" calcext:value-type="float">
            <text:p>89.2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4.07" calcext:value-type="float">
            <text:p>464.07</text:p>
          </table:table-cell>
          <table:table-cell office:value-type="float" office:value="85.55" calcext:value-type="float">
            <text:p>85.5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71.14" calcext:value-type="float">
            <text:p>471.14</text:p>
          </table:table-cell>
          <table:table-cell office:value-type="float" office:value="72.43" calcext:value-type="float">
            <text:p>72.4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8.31" calcext:value-type="float">
            <text:p>468.31</text:p>
          </table:table-cell>
          <table:table-cell office:value-type="float" office:value="78.02" calcext:value-type="float">
            <text:p>78.0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77.51" calcext:value-type="float">
            <text:p>477.51</text:p>
          </table:table-cell>
          <table:table-cell office:value-type="float" office:value="60.14" calcext:value-type="float">
            <text:p>60.1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1.05" calcext:value-type="float">
            <text:p>481.05</text:p>
          </table:table-cell>
          <table:table-cell office:value-type="float" office:value="56.17" calcext:value-type="float">
            <text:p>56.1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.27" calcext:value-type="float">
            <text:p>46.2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7.42" calcext:value-type="float">
            <text:p>487.42</text:p>
          </table:table-cell>
          <table:table-cell office:value-type="float" office:value="42.17" calcext:value-type="float">
            <text:p>42.1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.25" calcext:value-type="float">
            <text:p>490.25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34.94" calcext:value-type="float">
            <text:p>34.9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.95" calcext:value-type="float">
            <text:p>490.95</text:p>
          </table:table-cell>
          <table:table-cell office:value-type="float" office:value="35.4" calcext:value-type="float">
            <text:p>35.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33.58" calcext:value-type="float">
            <text:p>33.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32.92" calcext:value-type="float">
            <text:p>32.9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32.19" calcext:value-type="float">
            <text:p>32.1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31.45" calcext:value-type="float">
            <text:p>31.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2.75" calcext:value-type="float">
            <text:p>492.75</text:p>
          </table:table-cell>
          <table:table-cell office:value-type="float" office:value="28.98" calcext:value-type="float">
            <text:p>28.9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30.12" calcext:value-type="float">
            <text:p>30.1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9.38" calcext:value-type="float">
            <text:p>29.3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8.72" calcext:value-type="float">
            <text:p>28.7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8.06" calcext:value-type="float">
            <text:p>28.0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7.33" calcext:value-type="float">
            <text:p>27.3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6.67" calcext:value-type="float">
            <text:p>26.6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5.94" calcext:value-type="float">
            <text:p>25.9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5.2" calcext:value-type="float">
            <text:p>25.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4.54" calcext:value-type="float">
            <text:p>24.5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3.88" calcext:value-type="float">
            <text:p>23.8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3.15" calcext:value-type="float">
            <text:p>23.1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2.75" calcext:value-type="float">
            <text:p>492.75</text:p>
          </table:table-cell>
          <table:table-cell office:value-type="float" office:value="20.68" calcext:value-type="float">
            <text:p>20.6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1.74" calcext:value-type="float">
            <text:p>21.7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1.06" calcext:value-type="float">
            <text:p>21.0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20.4" calcext:value-type="float">
            <text:p>20.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9.67" calcext:value-type="float">
            <text:p>19.6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8.94" calcext:value-type="float">
            <text:p>18.9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8.21" calcext:value-type="float">
            <text:p>18.2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7.55" calcext:value-type="float">
            <text:p>17.5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2.75" calcext:value-type="float">
            <text:p>492.75</text:p>
          </table:table-cell>
          <table:table-cell office:value-type="float" office:value="14.99" calcext:value-type="float">
            <text:p>14.9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6.12" calcext:value-type="float">
            <text:p>16.1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5.39" calcext:value-type="float">
            <text:p>15.3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2.75" calcext:value-type="float">
            <text:p>492.75</text:p>
          </table:table-cell>
          <table:table-cell office:value-type="float" office:value="12.92" calcext:value-type="float">
            <text:p>12.9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3.98" calcext:value-type="float">
            <text:p>13.9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2.75" calcext:value-type="float">
            <text:p>492.75</text:p>
          </table:table-cell>
          <table:table-cell office:value-type="float" office:value="11.51" calcext:value-type="float">
            <text:p>11.5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2.57" calcext:value-type="float">
            <text:p>12.5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1.91" calcext:value-type="float">
            <text:p>11.9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1.17" calcext:value-type="float">
            <text:p>11.1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10.51" calcext:value-type="float">
            <text:p>10.5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9.78" calcext:value-type="float">
            <text:p>9.7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9.05" calcext:value-type="float">
            <text:p>9.0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1.66" calcext:value-type="float">
            <text:p>491.66</text:p>
          </table:table-cell>
          <table:table-cell office:value-type="float" office:value="8.39" calcext:value-type="float">
            <text:p>8.3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.95" calcext:value-type="float">
            <text:p>490.9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9.54" calcext:value-type="float">
            <text:p>489.5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8.12" calcext:value-type="float">
            <text:p>488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7.42" calcext:value-type="float">
            <text:p>487.4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5.29" calcext:value-type="float">
            <text:p>485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90.25" calcext:value-type="float">
            <text:p>490.2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80.34" calcext:value-type="float">
            <text:p>480.3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77.51" calcext:value-type="float">
            <text:p>477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8.31" calcext:value-type="float">
            <text:p>468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6.9" calcext:value-type="float">
            <text:p>466.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4.77" calcext:value-type="float">
            <text:p>464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4.77" calcext:value-type="float">
            <text:p>464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4.77" calcext:value-type="float">
            <text:p>464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1.24" calcext:value-type="float">
            <text:p>461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7.7" calcext:value-type="float">
            <text:p>457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60.53" calcext:value-type="float">
            <text:p>460.5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8.41" calcext:value-type="float">
            <text:p>458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8.41" calcext:value-type="float">
            <text:p>458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48" calcext:value-type="float">
            <text:p>456.4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7.7" calcext:value-type="float">
            <text:p>457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28" calcext:value-type="float">
            <text:p>456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99" calcext:value-type="float">
            <text:p>456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28" calcext:value-type="float">
            <text:p>456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48" calcext:value-type="float">
            <text:p>456.4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5.77" calcext:value-type="float">
            <text:p>455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.48" calcext:value-type="float">
            <text:p>456.4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5.77" calcext:value-type="float">
            <text:p>455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5.26" calcext:value-type="float">
            <text:p>455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2.68" calcext:value-type="float">
            <text:p>452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4.23" calcext:value-type="float">
            <text:p>454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1.66" calcext:value-type="float">
            <text:p>451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8.25" calcext:value-type="float">
            <text:p>448.2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41.38" calcext:value-type="float">
            <text:p>441.3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9.32" calcext:value-type="float">
            <text:p>439.3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4.69" calcext:value-type="float">
            <text:p>434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2.64" calcext:value-type="float">
            <text:p>432.6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2.12" calcext:value-type="float">
            <text:p>432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69" calcext:value-type="float">
            <text:p>430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58" calcext:value-type="float">
            <text:p>430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1.09" calcext:value-type="float">
            <text:p>431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1.09" calcext:value-type="float">
            <text:p>431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18" calcext:value-type="float">
            <text:p>430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58" calcext:value-type="float">
            <text:p>430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18" calcext:value-type="float">
            <text:p>430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58" calcext:value-type="float">
            <text:p>430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0.18" calcext:value-type="float">
            <text:p>430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9.78" calcext:value-type="float">
            <text:p>429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8.58" calcext:value-type="float">
            <text:p>428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7.78" calcext:value-type="float">
            <text:p>427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8.58" calcext:value-type="float">
            <text:p>428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6.58" calcext:value-type="float">
            <text:p>426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3.39" calcext:value-type="float">
            <text:p>423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22.59" calcext:value-type="float">
            <text:p>422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7.4" calcext:value-type="float">
            <text:p>417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7.63" calcext:value-type="float">
            <text:p>417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4.6" calcext:value-type="float">
            <text:p>414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.8" calcext:value-type="float">
            <text:p>411.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.8" calcext:value-type="float">
            <text:p>411.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0.28" calcext:value-type="float">
            <text:p>410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10.28" calcext:value-type="float">
            <text:p>410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9.96" calcext:value-type="float">
            <text:p>409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9.63" calcext:value-type="float">
            <text:p>409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9.96" calcext:value-type="float">
            <text:p>409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7.36" calcext:value-type="float">
            <text:p>407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7.36" calcext:value-type="float">
            <text:p>407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5.09" calcext:value-type="float">
            <text:p>405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4.12" calcext:value-type="float">
            <text:p>404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00.55" calcext:value-type="float">
            <text:p>400.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9.9" calcext:value-type="float">
            <text:p>399.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7.31" calcext:value-type="float">
            <text:p>397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6.66" calcext:value-type="float">
            <text:p>396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7.06" calcext:value-type="float">
            <text:p>397.0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5.36" calcext:value-type="float">
            <text:p>395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71" calcext:value-type="float">
            <text:p>394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5.04" calcext:value-type="float">
            <text:p>395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5.36" calcext:value-type="float">
            <text:p>395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71" calcext:value-type="float">
            <text:p>394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71" calcext:value-type="float">
            <text:p>394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39" calcext:value-type="float">
            <text:p>394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44" calcext:value-type="float">
            <text:p>394.4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3.84" calcext:value-type="float">
            <text:p>393.8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4.12" calcext:value-type="float">
            <text:p>394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3.63" calcext:value-type="float">
            <text:p>393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2.49" calcext:value-type="float">
            <text:p>392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1.4" calcext:value-type="float">
            <text:p>391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1.13" calcext:value-type="float">
            <text:p>391.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0.31" calcext:value-type="float">
            <text:p>390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9.01" calcext:value-type="float">
            <text:p>389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6.24" calcext:value-type="float">
            <text:p>386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5.52" calcext:value-type="float">
            <text:p>385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4.07" calcext:value-type="float">
            <text:p>384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2.71" calcext:value-type="float">
            <text:p>382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89" calcext:value-type="float">
            <text:p>381.8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89" calcext:value-type="float">
            <text:p>381.8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08" calcext:value-type="float">
            <text:p>381.0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89" calcext:value-type="float">
            <text:p>381.8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35" calcext:value-type="float">
            <text:p>381.3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1.62" calcext:value-type="float">
            <text:p>381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0.81" calcext:value-type="float">
            <text:p>380.8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0.81" calcext:value-type="float">
            <text:p>380.8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0.85" calcext:value-type="float">
            <text:p>380.8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0.34" calcext:value-type="float">
            <text:p>380.3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9.88" calcext:value-type="float">
            <text:p>379.8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80.34" calcext:value-type="float">
            <text:p>380.3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8.71" calcext:value-type="float">
            <text:p>378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8.95" calcext:value-type="float">
            <text:p>378.9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7.55" calcext:value-type="float">
            <text:p>377.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6.15" calcext:value-type="float">
            <text:p>376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6.15" calcext:value-type="float">
            <text:p>376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4.06" calcext:value-type="float">
            <text:p>374.0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3.36" calcext:value-type="float">
            <text:p>373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3.4" calcext:value-type="float">
            <text:p>373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0.33" calcext:value-type="float">
            <text:p>370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9.87" calcext:value-type="float">
            <text:p>369.8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0.33" calcext:value-type="float">
            <text:p>370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70.14" calcext:value-type="float">
            <text:p>370.1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8.97" calcext:value-type="float">
            <text:p>368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9.2" calcext:value-type="float">
            <text:p>369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9.43" calcext:value-type="float">
            <text:p>369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8.97" calcext:value-type="float">
            <text:p>368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9.23" calcext:value-type="float">
            <text:p>369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9.23" calcext:value-type="float">
            <text:p>369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8.62" calcext:value-type="float">
            <text:p>368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8.59" calcext:value-type="float">
            <text:p>368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7.75" calcext:value-type="float">
            <text:p>367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7.98" calcext:value-type="float">
            <text:p>367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6.76" calcext:value-type="float">
            <text:p>366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4.7" calcext:value-type="float">
            <text:p>364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3.92" calcext:value-type="float">
            <text:p>363.9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1.46" calcext:value-type="float">
            <text:p>361.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1.66" calcext:value-type="float">
            <text:p>361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2.07" calcext:value-type="float">
            <text:p>362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1.25" calcext:value-type="float">
            <text:p>361.2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68" calcext:value-type="float">
            <text:p>359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83" calcext:value-type="float">
            <text:p>359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22" calcext:value-type="float">
            <text:p>359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04" calcext:value-type="float">
            <text:p>359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02" calcext:value-type="float">
            <text:p>359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66" calcext:value-type="float">
            <text:p>359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9.04" calcext:value-type="float">
            <text:p>359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8.89" calcext:value-type="float">
            <text:p>358.8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7.97" calcext:value-type="float">
            <text:p>357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7.76" calcext:value-type="float">
            <text:p>357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7.07" calcext:value-type="float">
            <text:p>357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7.23" calcext:value-type="float">
            <text:p>357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5.43" calcext:value-type="float">
            <text:p>355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4.17" calcext:value-type="float">
            <text:p>354.1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2.74" calcext:value-type="float">
            <text:p>352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2.04" calcext:value-type="float">
            <text:p>352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1.66" calcext:value-type="float">
            <text:p>351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0.22" calcext:value-type="float">
            <text:p>350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1.3" calcext:value-type="float">
            <text:p>351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0.44" calcext:value-type="float">
            <text:p>350.4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0.76" calcext:value-type="float">
            <text:p>350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0.08" calcext:value-type="float">
            <text:p>350.0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0.24" calcext:value-type="float">
            <text:p>350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50.4" calcext:value-type="float">
            <text:p>350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9.26" calcext:value-type="float">
            <text:p>349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9.24" calcext:value-type="float">
            <text:p>349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9.4" calcext:value-type="float">
            <text:p>349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8.92" calcext:value-type="float">
            <text:p>348.9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8.15" calcext:value-type="float">
            <text:p>348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8.17" calcext:value-type="float">
            <text:p>348.1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5.22" calcext:value-type="float">
            <text:p>345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5.12" calcext:value-type="float">
            <text:p>345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4.1" calcext:value-type="float">
            <text:p>344.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3.29" calcext:value-type="float">
            <text:p>343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68" calcext:value-type="float">
            <text:p>342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3.52" calcext:value-type="float">
            <text:p>343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49" calcext:value-type="float">
            <text:p>342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81" calcext:value-type="float">
            <text:p>342.8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36" calcext:value-type="float">
            <text:p>342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2.49" calcext:value-type="float">
            <text:p>342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1.43" calcext:value-type="float">
            <text:p>341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1.57" calcext:value-type="float">
            <text:p>341.5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0.99" calcext:value-type="float">
            <text:p>340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0.56" calcext:value-type="float">
            <text:p>340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9.83" calcext:value-type="float">
            <text:p>339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9.86" calcext:value-type="float">
            <text:p>339.8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7.51" calcext:value-type="float">
            <text:p>337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7.52" calcext:value-type="float">
            <text:p>337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6.21" calcext:value-type="float">
            <text:p>336.2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5.62" calcext:value-type="float">
            <text:p>335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6.51" calcext:value-type="float">
            <text:p>336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5.34" calcext:value-type="float">
            <text:p>335.3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91" calcext:value-type="float">
            <text:p>334.9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5.07" calcext:value-type="float">
            <text:p>335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78" calcext:value-type="float">
            <text:p>334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76" calcext:value-type="float">
            <text:p>334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42" calcext:value-type="float">
            <text:p>334.4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4.22" calcext:value-type="float">
            <text:p>334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3.82" calcext:value-type="float">
            <text:p>333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3.04" calcext:value-type="float">
            <text:p>333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2.38" calcext:value-type="float">
            <text:p>332.3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0.92" calcext:value-type="float">
            <text:p>330.9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9.59" calcext:value-type="float">
            <text:p>329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9.46" calcext:value-type="float">
            <text:p>329.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9.34" calcext:value-type="float">
            <text:p>329.3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8.56" calcext:value-type="float">
            <text:p>328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8.72" calcext:value-type="float">
            <text:p>328.7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9.12" calcext:value-type="float">
            <text:p>329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8.56" calcext:value-type="float">
            <text:p>328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8.54" calcext:value-type="float">
            <text:p>328.5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8.58" calcext:value-type="float">
            <text:p>328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7.29" calcext:value-type="float">
            <text:p>327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7.93" calcext:value-type="float">
            <text:p>327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7.56" calcext:value-type="float">
            <text:p>327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6.94" calcext:value-type="float">
            <text:p>326.9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6.94" calcext:value-type="float">
            <text:p>326.9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5.24" calcext:value-type="float">
            <text:p>325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4.62" calcext:value-type="float">
            <text:p>324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3.65" calcext:value-type="float">
            <text:p>323.6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2.93" calcext:value-type="float">
            <text:p>322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2.93" calcext:value-type="float">
            <text:p>322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2.44" calcext:value-type="float">
            <text:p>322.4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3.06" calcext:value-type="float">
            <text:p>323.0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1.67" calcext:value-type="float">
            <text:p>321.6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1.97" calcext:value-type="float">
            <text:p>321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1.98" calcext:value-type="float">
            <text:p>321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2.14" calcext:value-type="float">
            <text:p>322.1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0.87" calcext:value-type="float">
            <text:p>320.8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1.66" calcext:value-type="float">
            <text:p>321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0.3" calcext:value-type="float">
            <text:p>320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20.51" calcext:value-type="float">
            <text:p>320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9.74" calcext:value-type="float">
            <text:p>319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8.83" calcext:value-type="float">
            <text:p>318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7.74" calcext:value-type="float">
            <text:p>317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8.28" calcext:value-type="float">
            <text:p>318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7.38" calcext:value-type="float">
            <text:p>317.3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7.38" calcext:value-type="float">
            <text:p>317.3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52" calcext:value-type="float">
            <text:p>316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71" calcext:value-type="float">
            <text:p>316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3" calcext:value-type="float">
            <text:p>316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6.41" calcext:value-type="float">
            <text:p>316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5.46" calcext:value-type="float">
            <text:p>315.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5.24" calcext:value-type="float">
            <text:p>315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4.43" calcext:value-type="float">
            <text:p>314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4.62" calcext:value-type="float">
            <text:p>314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3.28" calcext:value-type="float">
            <text:p>313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2.35" calcext:value-type="float">
            <text:p>312.3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2.03" calcext:value-type="float">
            <text:p>312.0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1.82" calcext:value-type="float">
            <text:p>311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1.72" calcext:value-type="float">
            <text:p>311.7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1.24" calcext:value-type="float">
            <text:p>311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1.53" calcext:value-type="float">
            <text:p>311.5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0.63" calcext:value-type="float">
            <text:p>310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0.73" calcext:value-type="float">
            <text:p>310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0.73" calcext:value-type="float">
            <text:p>310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10.75" calcext:value-type="float">
            <text:p>310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9.95" calcext:value-type="float">
            <text:p>309.9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9.37" calcext:value-type="float">
            <text:p>309.3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93" calcext:value-type="float">
            <text:p>307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73" calcext:value-type="float">
            <text:p>307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75" calcext:value-type="float">
            <text:p>307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35" calcext:value-type="float">
            <text:p>307.3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26" calcext:value-type="float">
            <text:p>307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7.16" calcext:value-type="float">
            <text:p>307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6.3" calcext:value-type="float">
            <text:p>306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6.39" calcext:value-type="float">
            <text:p>306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6.78" calcext:value-type="float">
            <text:p>306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5.78" calcext:value-type="float">
            <text:p>305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5.58" calcext:value-type="float">
            <text:p>305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6.31" calcext:value-type="float">
            <text:p>306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4.96" calcext:value-type="float">
            <text:p>304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4.69" calcext:value-type="float">
            <text:p>304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3.68" calcext:value-type="float">
            <text:p>303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78" calcext:value-type="float">
            <text:p>302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95" calcext:value-type="float">
            <text:p>302.9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42" calcext:value-type="float">
            <text:p>302.4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24" calcext:value-type="float">
            <text:p>302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23" calcext:value-type="float">
            <text:p>302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1.97" calcext:value-type="float">
            <text:p>301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2.06" calcext:value-type="float">
            <text:p>302.0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1.61" calcext:value-type="float">
            <text:p>301.6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1.88" calcext:value-type="float">
            <text:p>301.8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1.02" calcext:value-type="float">
            <text:p>301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0.96" calcext:value-type="float">
            <text:p>300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0.35" calcext:value-type="float">
            <text:p>300.3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8.99" calcext:value-type="float">
            <text:p>298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8.75" calcext:value-type="float">
            <text:p>298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9.09" calcext:value-type="float">
            <text:p>299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8.24" calcext:value-type="float">
            <text:p>298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.82" calcext:value-type="float">
            <text:p>297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.72" calcext:value-type="float">
            <text:p>297.7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.56" calcext:value-type="float">
            <text:p>297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.56" calcext:value-type="float">
            <text:p>297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7.01" calcext:value-type="float">
            <text:p>297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6.77" calcext:value-type="float">
            <text:p>296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6.78" calcext:value-type="float">
            <text:p>296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6.45" calcext:value-type="float">
            <text:p>296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5.15" calcext:value-type="float">
            <text:p>295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4.13" calcext:value-type="float">
            <text:p>294.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4.61" calcext:value-type="float">
            <text:p>294.6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73" calcext:value-type="float">
            <text:p>293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58" calcext:value-type="float">
            <text:p>293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49" calcext:value-type="float">
            <text:p>293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04" calcext:value-type="float">
            <text:p>293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13" calcext:value-type="float">
            <text:p>293.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3.22" calcext:value-type="float">
            <text:p>293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1.98" calcext:value-type="float">
            <text:p>291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1.22" calcext:value-type="float">
            <text:p>291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0.78" calcext:value-type="float">
            <text:p>290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0.71" calcext:value-type="float">
            <text:p>290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0.55" calcext:value-type="float">
            <text:p>290.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0.03" calcext:value-type="float">
            <text:p>290.0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90.03" calcext:value-type="float">
            <text:p>290.0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9.67" calcext:value-type="float">
            <text:p>289.6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9.01" calcext:value-type="float">
            <text:p>289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9.31" calcext:value-type="float">
            <text:p>289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9.59" calcext:value-type="float">
            <text:p>289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8.01" calcext:value-type="float">
            <text:p>288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7.16" calcext:value-type="float">
            <text:p>287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8.1" calcext:value-type="float">
            <text:p>288.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.74" calcext:value-type="float">
            <text:p>286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.87" calcext:value-type="float">
            <text:p>286.8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.51" calcext:value-type="float">
            <text:p>286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.24" calcext:value-type="float">
            <text:p>286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6.55" calcext:value-type="float">
            <text:p>286.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5.69" calcext:value-type="float">
            <text:p>285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5.36" calcext:value-type="float">
            <text:p>285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5.49" calcext:value-type="float">
            <text:p>285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5.09" calcext:value-type="float">
            <text:p>285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4.68" calcext:value-type="float">
            <text:p>284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3.86" calcext:value-type="float">
            <text:p>283.8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3.65" calcext:value-type="float">
            <text:p>283.6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3.26" calcext:value-type="float">
            <text:p>283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3.32" calcext:value-type="float">
            <text:p>283.3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2.91" calcext:value-type="float">
            <text:p>282.9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2.87" calcext:value-type="float">
            <text:p>282.8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2.39" calcext:value-type="float">
            <text:p>282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.94" calcext:value-type="float">
            <text:p>281.9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2.03" calcext:value-type="float">
            <text:p>282.0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.56" calcext:value-type="float">
            <text:p>281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.44" calcext:value-type="float">
            <text:p>281.4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0.52" calcext:value-type="float">
            <text:p>280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0.27" calcext:value-type="float">
            <text:p>280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57" calcext:value-type="float">
            <text:p>279.5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87" calcext:value-type="float">
            <text:p>279.8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76" calcext:value-type="float">
            <text:p>279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26" calcext:value-type="float">
            <text:p>279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51" calcext:value-type="float">
            <text:p>279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9.19" calcext:value-type="float">
            <text:p>279.1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8.91" calcext:value-type="float">
            <text:p>278.9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7.96" calcext:value-type="float">
            <text:p>277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7.73" calcext:value-type="float">
            <text:p>277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7.28" calcext:value-type="float">
            <text:p>277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73" calcext:value-type="float">
            <text:p>276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83" calcext:value-type="float">
            <text:p>276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31" calcext:value-type="float">
            <text:p>276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6.02" calcext:value-type="float">
            <text:p>276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5.44" calcext:value-type="float">
            <text:p>275.4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5.09" calcext:value-type="float">
            <text:p>275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4.79" calcext:value-type="float">
            <text:p>274.7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4.56" calcext:value-type="float">
            <text:p>274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4.14" calcext:value-type="float">
            <text:p>274.1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4.49" calcext:value-type="float">
            <text:p>274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3.91" calcext:value-type="float">
            <text:p>273.9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3.97" calcext:value-type="float">
            <text:p>273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3.44" calcext:value-type="float">
            <text:p>273.4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3.05" calcext:value-type="float">
            <text:p>273.0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2.71" calcext:value-type="float">
            <text:p>272.7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1.92" calcext:value-type="float">
            <text:p>271.9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1.13" calcext:value-type="float">
            <text:p>271.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1.77" calcext:value-type="float">
            <text:p>271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1.26" calcext:value-type="float">
            <text:p>271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1.05" calcext:value-type="float">
            <text:p>271.0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0.43" calcext:value-type="float">
            <text:p>270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70.05" calcext:value-type="float">
            <text:p>270.0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9.56" calcext:value-type="float">
            <text:p>269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9.07" calcext:value-type="float">
            <text:p>269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9.04" calcext:value-type="float">
            <text:p>269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.42" calcext:value-type="float">
            <text:p>268.4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.17" calcext:value-type="float">
            <text:p>268.1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.43" calcext:value-type="float">
            <text:p>268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7.69" calcext:value-type="float">
            <text:p>267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7.95" calcext:value-type="float">
            <text:p>267.9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7.81" calcext:value-type="float">
            <text:p>267.8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6.97" calcext:value-type="float">
            <text:p>266.9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6.82" calcext:value-type="float">
            <text:p>266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93" calcext:value-type="float">
            <text:p>265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77" calcext:value-type="float">
            <text:p>265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6.25" calcext:value-type="float">
            <text:p>266.2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83" calcext:value-type="float">
            <text:p>265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63" calcext:value-type="float">
            <text:p>265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64" calcext:value-type="float">
            <text:p>265.6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5.37" calcext:value-type="float">
            <text:p>265.3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4.74" calcext:value-type="float">
            <text:p>264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3.87" calcext:value-type="float">
            <text:p>263.8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4.17" calcext:value-type="float">
            <text:p>264.1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3.58" calcext:value-type="float">
            <text:p>263.5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3.19" calcext:value-type="float">
            <text:p>263.1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3.18" calcext:value-type="float">
            <text:p>263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.85" calcext:value-type="float">
            <text:p>262.8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.75" calcext:value-type="float">
            <text:p>262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.12" calcext:value-type="float">
            <text:p>262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2.07" calcext:value-type="float">
            <text:p>262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1.59" calcext:value-type="float">
            <text:p>261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1.53" calcext:value-type="float">
            <text:p>261.5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0.85" calcext:value-type="float">
            <text:p>260.8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0.82" calcext:value-type="float">
            <text:p>260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0.63" calcext:value-type="float">
            <text:p>260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0.49" calcext:value-type="float">
            <text:p>260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9.94" calcext:value-type="float">
            <text:p>259.9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9.94" calcext:value-type="float">
            <text:p>259.9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0.07" calcext:value-type="float">
            <text:p>260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9.48" calcext:value-type="float">
            <text:p>259.4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9.15" calcext:value-type="float">
            <text:p>259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57" calcext:value-type="float">
            <text:p>258.5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84" calcext:value-type="float">
            <text:p>258.8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65" calcext:value-type="float">
            <text:p>258.6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42" calcext:value-type="float">
            <text:p>258.4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1" calcext:value-type="float">
            <text:p>258.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7.61" calcext:value-type="float">
            <text:p>257.6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7.27" calcext:value-type="float">
            <text:p>257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6.54" calcext:value-type="float">
            <text:p>256.5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85" calcext:value-type="float">
            <text:p>255.8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6.31" calcext:value-type="float">
            <text:p>256.3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85" calcext:value-type="float">
            <text:p>255.8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76" calcext:value-type="float">
            <text:p>255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53" calcext:value-type="float">
            <text:p>255.5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5.65" calcext:value-type="float">
            <text:p>255.6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4.69" calcext:value-type="float">
            <text:p>254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4.63" calcext:value-type="float">
            <text:p>254.6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3.99" calcext:value-type="float">
            <text:p>253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4.46" calcext:value-type="float">
            <text:p>254.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4.12" calcext:value-type="float">
            <text:p>254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3.78" calcext:value-type="float">
            <text:p>253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3.66" calcext:value-type="float">
            <text:p>253.6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3.45" calcext:value-type="float">
            <text:p>253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2.62" calcext:value-type="float">
            <text:p>252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2.29" calcext:value-type="float">
            <text:p>252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2.23" calcext:value-type="float">
            <text:p>252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2.16" calcext:value-type="float">
            <text:p>252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1.84" calcext:value-type="float">
            <text:p>251.8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1.7" calcext:value-type="float">
            <text:p>251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1.38" calcext:value-type="float">
            <text:p>251.3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1.29" calcext:value-type="float">
            <text:p>251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0.73" calcext:value-type="float">
            <text:p>250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0.05" calcext:value-type="float">
            <text:p>250.0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9.54" calcext:value-type="float">
            <text:p>249.5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0.18" calcext:value-type="float">
            <text:p>250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50.07" calcext:value-type="float">
            <text:p>250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9.83" calcext:value-type="float">
            <text:p>249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9.21" calcext:value-type="float">
            <text:p>249.2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8.53" calcext:value-type="float">
            <text:p>248.5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8.52" calcext:value-type="float">
            <text:p>248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8.02" calcext:value-type="float">
            <text:p>248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8.13" calcext:value-type="float">
            <text:p>248.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8.09" calcext:value-type="float">
            <text:p>248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7.82" calcext:value-type="float">
            <text:p>247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7.07" calcext:value-type="float">
            <text:p>247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.95" calcext:value-type="float">
            <text:p>246.9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.45" calcext:value-type="float">
            <text:p>246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.19" calcext:value-type="float">
            <text:p>246.1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.47" calcext:value-type="float">
            <text:p>246.4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6.21" calcext:value-type="float">
            <text:p>246.2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5.34" calcext:value-type="float">
            <text:p>245.3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96" calcext:value-type="float">
            <text:p>244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33" calcext:value-type="float">
            <text:p>244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43" calcext:value-type="float">
            <text:p>244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39" calcext:value-type="float">
            <text:p>244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27" calcext:value-type="float">
            <text:p>244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24" calcext:value-type="float">
            <text:p>244.2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4.26" calcext:value-type="float">
            <text:p>244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3.53" calcext:value-type="float">
            <text:p>243.5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2.88" calcext:value-type="float">
            <text:p>242.8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2.73" calcext:value-type="float">
            <text:p>242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3.15" calcext:value-type="float">
            <text:p>243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2.39" calcext:value-type="float">
            <text:p>242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2.15" calcext:value-type="float">
            <text:p>242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2.39" calcext:value-type="float">
            <text:p>242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1.93" calcext:value-type="float">
            <text:p>241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1.54" calcext:value-type="float">
            <text:p>241.5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1.39" calcext:value-type="float">
            <text:p>241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1.19" calcext:value-type="float">
            <text:p>241.1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1.3" calcext:value-type="float">
            <text:p>241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.82" calcext:value-type="float">
            <text:p>240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.74" calcext:value-type="float">
            <text:p>240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.59" calcext:value-type="float">
            <text:p>240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9.56" calcext:value-type="float">
            <text:p>239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9.39" calcext:value-type="float">
            <text:p>239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8.83" calcext:value-type="float">
            <text:p>238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9.04" calcext:value-type="float">
            <text:p>239.0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8.82" calcext:value-type="float">
            <text:p>238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8.52" calcext:value-type="float">
            <text:p>238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8.5" calcext:value-type="float">
            <text:p>238.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84" calcext:value-type="float">
            <text:p>237.8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29" calcext:value-type="float">
            <text:p>237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51" calcext:value-type="float">
            <text:p>237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02" calcext:value-type="float">
            <text:p>237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12" calcext:value-type="float">
            <text:p>237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33" calcext:value-type="float">
            <text:p>237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7.36" calcext:value-type="float">
            <text:p>237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.82" calcext:value-type="float">
            <text:p>236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.23" calcext:value-type="float">
            <text:p>236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.09" calcext:value-type="float">
            <text:p>236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.07" calcext:value-type="float">
            <text:p>236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.1" calcext:value-type="float">
            <text:p>236.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5.28" calcext:value-type="float">
            <text:p>235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.12" calcext:value-type="float">
            <text:p>236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5.7" calcext:value-type="float">
            <text:p>235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77" calcext:value-type="float">
            <text:p>234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41" calcext:value-type="float">
            <text:p>234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09" calcext:value-type="float">
            <text:p>234.0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16" calcext:value-type="float">
            <text:p>234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4.27" calcext:value-type="float">
            <text:p>234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3.7" calcext:value-type="float">
            <text:p>233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3.46" calcext:value-type="float">
            <text:p>233.4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98" calcext:value-type="float">
            <text:p>232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88" calcext:value-type="float">
            <text:p>232.8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82" calcext:value-type="float">
            <text:p>232.8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51" calcext:value-type="float">
            <text:p>232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18" calcext:value-type="float">
            <text:p>232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2.49" calcext:value-type="float">
            <text:p>232.4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1.92" calcext:value-type="float">
            <text:p>231.9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1.52" calcext:value-type="float">
            <text:p>231.5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1.21" calcext:value-type="float">
            <text:p>231.2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1.73" calcext:value-type="float">
            <text:p>231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0.98" calcext:value-type="float">
            <text:p>230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1.12" calcext:value-type="float">
            <text:p>231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0.45" calcext:value-type="float">
            <text:p>230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0.45" calcext:value-type="float">
            <text:p>230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.99" calcext:value-type="float">
            <text:p>229.9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.62" calcext:value-type="float">
            <text:p>229.6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.74" calcext:value-type="float">
            <text:p>229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.79" calcext:value-type="float">
            <text:p>229.7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.75" calcext:value-type="float">
            <text:p>229.7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.18" calcext:value-type="float">
            <text:p>229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8.9" calcext:value-type="float">
            <text:p>228.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8.25" calcext:value-type="float">
            <text:p>228.2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93" calcext:value-type="float">
            <text:p>227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8.29" calcext:value-type="float">
            <text:p>228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98" calcext:value-type="float">
            <text:p>227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8.23" calcext:value-type="float">
            <text:p>228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59" calcext:value-type="float">
            <text:p>227.5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29" calcext:value-type="float">
            <text:p>227.2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13" calcext:value-type="float">
            <text:p>227.1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07" calcext:value-type="float">
            <text:p>227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7.14" calcext:value-type="float">
            <text:p>227.1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6.77" calcext:value-type="float">
            <text:p>226.7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79" calcext:value-type="float">
            <text:p>225.7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96" calcext:value-type="float">
            <text:p>225.9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55" calcext:value-type="float">
            <text:p>225.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41" calcext:value-type="float">
            <text:p>225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15" calcext:value-type="float">
            <text:p>225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72" calcext:value-type="float">
            <text:p>225.7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5.21" calcext:value-type="float">
            <text:p>225.2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4.36" calcext:value-type="float">
            <text:p>224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4.37" calcext:value-type="float">
            <text:p>224.3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4.45" calcext:value-type="float">
            <text:p>224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4.23" calcext:value-type="float">
            <text:p>224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3.68" calcext:value-type="float">
            <text:p>223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3.56" calcext:value-type="float">
            <text:p>223.5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3.48" calcext:value-type="float">
            <text:p>223.4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3.37" calcext:value-type="float">
            <text:p>223.3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2.83" calcext:value-type="float">
            <text:p>222.8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2.89" calcext:value-type="float">
            <text:p>222.8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2.48" calcext:value-type="float">
            <text:p>222.4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2.18" calcext:value-type="float">
            <text:p>222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67" calcext:value-type="float">
            <text:p>221.6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81" calcext:value-type="float">
            <text:p>221.8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72" calcext:value-type="float">
            <text:p>221.7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68" calcext:value-type="float">
            <text:p>221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47" calcext:value-type="float">
            <text:p>221.4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15" calcext:value-type="float">
            <text:p>221.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0.93" calcext:value-type="float">
            <text:p>220.9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0.36" calcext:value-type="float">
            <text:p>220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1.08" calcext:value-type="float">
            <text:p>221.0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0.36" calcext:value-type="float">
            <text:p>220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0.43" calcext:value-type="float">
            <text:p>220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0.01" calcext:value-type="float">
            <text:p>220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74" calcext:value-type="float">
            <text:p>219.7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07" calcext:value-type="float">
            <text:p>219.0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47" calcext:value-type="float">
            <text:p>219.4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02" calcext:value-type="float">
            <text:p>219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36" calcext:value-type="float">
            <text:p>219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9.32" calcext:value-type="float">
            <text:p>219.3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8.64" calcext:value-type="float">
            <text:p>218.6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8.69" calcext:value-type="float">
            <text:p>218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8.06" calcext:value-type="float">
            <text:p>218.0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8.26" calcext:value-type="float">
            <text:p>218.2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8.02" calcext:value-type="float">
            <text:p>218.0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.88" calcext:value-type="float">
            <text:p>217.8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.41" calcext:value-type="float">
            <text:p>217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.01" calcext:value-type="float">
            <text:p>217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.18" calcext:value-type="float">
            <text:p>217.1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7.06" calcext:value-type="float">
            <text:p>217.0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6.94" calcext:value-type="float">
            <text:p>216.9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6.55" calcext:value-type="float">
            <text:p>216.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6.22" calcext:value-type="float">
            <text:p>216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98" calcext:value-type="float">
            <text:p>215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6.23" calcext:value-type="float">
            <text:p>216.2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64" calcext:value-type="float">
            <text:p>215.64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89" calcext:value-type="float">
            <text:p>215.8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51" calcext:value-type="float">
            <text:p>215.5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68" calcext:value-type="float">
            <text:p>215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5.03" calcext:value-type="float">
            <text:p>215.0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4.69" calcext:value-type="float">
            <text:p>214.6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4.67" calcext:value-type="float">
            <text:p>214.6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4.78" calcext:value-type="float">
            <text:p>214.7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4.45" calcext:value-type="float">
            <text:p>214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4.45" calcext:value-type="float">
            <text:p>214.4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79" calcext:value-type="float">
            <text:p>213.7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7" calcext:value-type="float">
            <text:p>213.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85" calcext:value-type="float">
            <text:p>213.8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68" calcext:value-type="float">
            <text:p>213.6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33" calcext:value-type="float">
            <text:p>213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3.16" calcext:value-type="float">
            <text:p>213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79" calcext:value-type="float">
            <text:p>212.7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67" calcext:value-type="float">
            <text:p>212.6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73" calcext:value-type="float">
            <text:p>212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27" calcext:value-type="float">
            <text:p>212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16" calcext:value-type="float">
            <text:p>212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2.28" calcext:value-type="float">
            <text:p>212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73" calcext:value-type="float">
            <text:p>211.7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38" calcext:value-type="float">
            <text:p>211.3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39" calcext:value-type="float">
            <text:p>211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33" calcext:value-type="float">
            <text:p>211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28" calcext:value-type="float">
            <text:p>211.2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47" calcext:value-type="float">
            <text:p>211.4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47" calcext:value-type="float">
            <text:p>210.4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1.03" calcext:value-type="float">
            <text:p>211.0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22" calcext:value-type="float">
            <text:p>210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08" calcext:value-type="float">
            <text:p>210.0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36" calcext:value-type="float">
            <text:p>210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.12" calcext:value-type="float">
            <text:p>210.1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9.3" calcext:value-type="float">
            <text:p>209.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9.36" calcext:value-type="float">
            <text:p>209.3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9.01" calcext:value-type="float">
            <text:p>209.0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.76" calcext:value-type="float">
            <text:p>208.7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9.22" calcext:value-type="float">
            <text:p>209.22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.27" calcext:value-type="float">
            <text:p>208.2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.33" calcext:value-type="float">
            <text:p>208.3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.41" calcext:value-type="float">
            <text:p>208.4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8.11" calcext:value-type="float">
            <text:p>208.11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.98" calcext:value-type="float">
            <text:p>207.98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.17" calcext:value-type="float">
            <text:p>207.17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.16" calcext:value-type="float">
            <text:p>207.1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.43" calcext:value-type="float">
            <text:p>207.43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07.39" calcext:value-type="float">
            <text:p>207.39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2:15:42.345022660</meta:creation-date>
    <dc:date>2022-07-24T12:17:24.405221572</dc:date>
    <meta:editing-duration>PT1M43S</meta:editing-duration>
    <meta:editing-cycles>1</meta:editing-cycles>
    <meta:document-statistic meta:table-count="1" meta:cell-count="3066" meta:object-count="0"/>
    <meta:generator>LibreOffice/6.4.7.2$Linux_X86_64 LibreOffice_project/40$Build-2</meta:generator>
  </office:meta>
</office:document-meta>
</file>